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5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بہار آنے کو ہے یوں تو جہاں میں ہے ہزار آئی</text:p>
            <text:p>مگر ایسی بہارِ بے خزاں ہے پہلی بار آئی</text:p>
          </table:table-cell>
          <table:table-cell/>
        </table:table-row>
        <table:table-row table:style-name="ro1">
          <table:table-cell office:value-type="string" calcext:value-type="string">
            <text:p>بہار آئی، بہار آئی، بہار آئی، بہار آئی</text:p>
            <text:p>بہار اس ماہ میں زہرا کے گھر ہے چار بار آئی</text:p>
          </table:table-cell>
          <table:table-cell/>
        </table:table-row>
        <table:table-row table:style-name="ro1">
          <table:table-cell office:value-type="string" calcext:value-type="string">
            <text:p>محمد کے گھرانے میں محمد ہی محمد ہیں</text:p>
            <text:p>ہے اک صورت جو ہے صورت بدل کر بار بار آئی</text:p>
          </table:table-cell>
          <table:table-cell/>
        </table:table-row>
        <table:table-row table:style-name="ro1">
          <table:table-cell office:value-type="string" calcext:value-type="string">
            <text:p>ذرا اُن سے یہ کہہ دیجیے کہ رہیے ہوشیار، آئی</text:p>
            <text:p>وہ آئی، دیکھیے سر پر، وہ آئی ذوالفقار آئی</text:p>
          </table:table-cell>
          <table:table-cell/>
        </table:table-row>
        <table:table-row table:style-name="ro1">
          <table:table-cell office:value-type="string" calcext:value-type="string">
            <text:p>علی کا نام لے کر میں نے کھولی آنکھ مرقد میں</text:p>
            <text:p>مدد مولا کی میری قبر میں قبل از فشار آئی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15:29:03.22216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2:33:53.231981100</meta:creation-date>
    <dc:date>2026-01-21T15:32:19.668313500</dc:date>
    <meta:editing-duration>PT4M20S</meta:editing-duration>
    <meta:editing-cycles>2</meta:editing-cycles>
    <meta:generator>LibreOffice/25.8.4.2$Windows_X86_64 LibreOffice_project/290daaa01b999472f0c7a3890eb6a550fd74c6df</meta:generator>
    <meta:document-statistic meta:table-count="1" meta:cell-count="5" meta:object-count="0"/>
  </office:meta>
</office:document-meta>
</file>